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999" draw:textarea-horizontal-align="justify" draw:textarea-vertical-align="middle" draw:auto-grow-height="false" fo:min-height="0.438cm" fo:min-width="3.197cm"/>
    </style:style>
    <style:style style:name="gr4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66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6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905cm" svg:x="11.272cm" svg:y="4.68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6.272cm" svg:y1="2.639cm" svg:x2="3.177cm" svg:y2="2.639cm" draw:start-shape="id1" draw:start-glue-point="6" draw:end-shape="id2" draw:end-glue-point="10" svg:d="M6272 2639h-3095" svg:viewBox="0 0 3096 1">
          <text:p/>
        </draw:connector>
        <draw:connector draw:style-name="gr2" draw:text-style-name="P3" draw:layer="layout" draw:type="curve" svg:x1="11.272cm" svg:y1="5.639cm" svg:x2="8.177cm" svg:y2="2.639cm" draw:start-shape="id3" draw:start-glue-point="6" draw:end-shape="id1" draw:end-glue-point="10" svg:d="M11272 5639c-2322 0-775-3000-3095-3000" svg:viewBox="0 0 3096 3001">
          <text:p/>
        </draw:connector>
        <draw:custom-shape draw:style-name="gr3" draw:text-style-name="P4" draw:layer="layout" svg:width="3.771cm" svg:height="0.762cm" svg:x="12.215cm" svg:y="4.333cm">
          <text:p text:style-name="P1">fix/bug-12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1.905cm" svg:height="1.905cm" svg:x="16.272cm" svg:y="1.68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6.272cm" svg:y1="2.639cm" svg:x2="8.177cm" svg:y2="2.639cm" draw:start-shape="id4" draw:start-glue-point="6" draw:end-shape="id1" draw:end-glue-point="10" svg:d="M16272 2639h-8095" svg:viewBox="0 0 8096 1">
          <text:p/>
        </draw:connector>
        <draw:custom-shape draw:style-name="gr1" draw:text-style-name="P2" xml:id="id5" draw:id="id5" draw:layer="layout" svg:width="1.905cm" svg:height="1.905cm" svg:x="21.272cm" svg:y="1.68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1.272cm" svg:y1="2.639cm" svg:x2="18.177cm" svg:y2="2.639cm" draw:start-shape="id5" draw:start-glue-point="6" draw:end-shape="id4" draw:end-glue-point="10" svg:d="M21272 2639h-3095" svg:viewBox="0 0 3096 1">
          <text:p/>
        </draw:connector>
        <draw:connector draw:style-name="gr2" draw:text-style-name="P3" draw:layer="layout" draw:type="curve" draw:line-skew="2.322cm" svg:x1="21.272cm" svg:y1="2.639cm" svg:x2="13.177cm" svg:y2="5.639cm" draw:start-shape="id5" draw:start-glue-point="6" draw:end-shape="id3" draw:end-glue-point="10" svg:d="M21272 2639c-2589 0 1458 3000-8095 3000" svg:viewBox="0 0 8096 3001">
          <text:p/>
        </draw:connector>
        <draw:custom-shape draw:style-name="gr4" draw:text-style-name="P5" draw:layer="layout" svg:width="2.794cm" svg:height="0.762cm" svg:x="22.214cm" svg:y="1.332cm">
          <text:p text:style-name="P1">*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3T21:15:14.900923016</dc:date>
    <meta:editing-duration>PT13M15S</meta:editing-duration>
    <meta:editing-cycles>9</meta:editing-cycles>
    <meta:generator>LibreOffice/5.1.6.2$Linux_X86_64 LibreOffice_project/10m0$Build-2</meta:generator>
    <meta:document-statistic meta:object-count="12"/>
  </office:meta>
</office:document-meta>
</file>